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automatic-styles>
    <style:style style:name="Tablo2" style:family="table">
      <style:table-properties style:width="13.596cm" table:align="center" style:shadow="none" style:may-break-between-rows="true" table:border-model="collapsing"/>
    </style:style>
    <style:style style:name="Tablo2.A" style:family="table-column">
      <style:table-column-properties style:column-width="1.808cm"/>
    </style:style>
    <style:style style:name="Tablo2.B" style:family="table-column">
      <style:table-column-properties style:column-width="1.794cm"/>
    </style:style>
    <style:style style:name="Tablo2.C" style:family="table-column">
      <style:table-column-properties style:column-width="1.792cm"/>
    </style:style>
    <style:style style:name="Tablo2.D" style:family="table-column">
      <style:table-column-properties style:column-width="1.617cm"/>
    </style:style>
    <style:style style:name="Tablo2.E" style:family="table-column">
      <style:table-column-properties style:column-width="1.293cm"/>
    </style:style>
    <style:style style:name="Tablo2.F" style:family="table-column">
      <style:table-column-properties style:column-width="1.191cm"/>
    </style:style>
    <style:style style:name="Tablo2.G" style:family="table-column">
      <style:table-column-properties style:column-width="1.603cm"/>
    </style:style>
    <style:style style:name="Tablo2.H" style:family="table-column">
      <style:table-column-properties style:column-width="2.498cm"/>
    </style:style>
    <style:style style:name="Tablo2.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o2.2" style:family="table-row">
      <style:table-row-properties style:min-row-height="1.044cm" fo:keep-together="auto"/>
    </style:style>
    <style:style style:name="Tablo2.A2"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lo2.B2"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lo2.C2"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lo2.D2"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lo2.E2"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lo2.F2"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lo2.G2"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lo2.H2"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lo5" style:family="table">
      <style:table-properties style:width="12.802cm" table:align="center" style:shadow="none" style:may-break-between-rows="true" table:border-model="collapsing"/>
    </style:style>
    <style:style style:name="Tablo5.A" style:family="table-column">
      <style:table-column-properties style:column-width="1.593cm"/>
    </style:style>
    <style:style style:name="Tablo5.B" style:family="table-column">
      <style:table-column-properties style:column-width="1.595cm"/>
    </style:style>
    <style:style style:name="Tablo5.D" style:family="table-column">
      <style:table-column-properties style:column-width="1.393cm"/>
    </style:style>
    <style:style style:name="Tablo5.E" style:family="table-column">
      <style:table-column-properties style:column-width="1.323cm"/>
    </style:style>
    <style:style style:name="Tablo5.F" style:family="table-column">
      <style:table-column-properties style:column-width="1.397cm"/>
    </style:style>
    <style:style style:name="Tablo5.G" style:family="table-column">
      <style:table-column-properties style:column-width="1.704cm"/>
    </style:style>
    <style:style style:name="Tablo5.H" style:family="table-column">
      <style:table-column-properties style:column-width="2.205cm"/>
    </style:style>
    <style:style style:name="Tablo5.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o5.2" style:family="table-row">
      <style:table-row-properties style:min-row-height="1.044cm" fo:keep-together="auto"/>
    </style:style>
    <style:style style:name="Tablo5.A2"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lo5.E2"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lo5.F2"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lo5.G2"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lo5.H2"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lo3" style:family="table">
      <style:table-properties style:width="12.749cm" style:rel-width="75%" table:align="center" style:may-break-between-rows="true" table:border-model="collapsing"/>
    </style:style>
    <style:style style:name="Tablo3.A" style:family="table-column">
      <style:table-column-properties style:column-width="1.593cm" style:rel-column-width="915*"/>
    </style:style>
    <style:style style:name="Tablo3.B" style:family="table-column">
      <style:table-column-properties style:column-width="1.595cm" style:rel-column-width="916*"/>
    </style:style>
    <style:style style:name="Tablo3.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o3.2" style:family="table-row">
      <style:table-row-properties fo:keep-together="auto"/>
    </style:style>
    <style:style style:name="Tablo3.A2"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lo1" style:family="table">
      <style:table-properties style:width="12.749cm" style:rel-width="75%" table:align="center" style:may-break-between-rows="true" table:border-model="collapsing"/>
    </style:style>
    <style:style style:name="Tablo1.A" style:family="table-column">
      <style:table-column-properties style:column-width="5.498cm" style:rel-column-width="3117*"/>
    </style:style>
    <style:style style:name="Tablo1.B" style:family="table-column">
      <style:table-column-properties style:column-width="1.411cm" style:rel-column-width="800*"/>
    </style:style>
    <style:style style:name="Tablo1.C" style:family="table-column">
      <style:table-column-properties style:column-width="5.84cm" style:rel-column-width="3311*"/>
    </style:style>
    <style:style style:name="Tablo1.1" style:family="table-row">
      <style:table-row-properties style:min-row-height="0.499cm" fo:keep-together="auto"/>
    </style:style>
    <style:style style:name="Tablo1.A1" style:family="table-cell">
      <style:table-cell-properties fo:background-color="#b2b2b2" fo:padding="0cm" fo:border="0.75pt solid #666666" style:writing-mode="page">
        <style:background-image/>
      </style:table-cell-properties>
    </style:style>
    <style:style style:name="Tablo1.2" style:family="table-row">
      <style:table-row-properties fo:keep-together="auto"/>
    </style:style>
    <style:style style:name="Tablo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o1.B2"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o1.3" style:family="table-row">
      <style:table-row-properties fo:keep-together="auto"/>
    </style:style>
    <style:style style:name="Tablo1.4" style:family="table-row">
      <style:table-row-properties fo:keep-together="auto"/>
    </style:style>
    <style:style style:name="Tablo1.5" style:family="table-row">
      <style:table-row-properties fo:keep-together="auto"/>
    </style:style>
    <style:style style:name="Tablo1.6" style:family="table-row">
      <style:table-row-properties fo:keep-together="auto"/>
    </style:style>
    <style:style style:name="Tablo1.7" style:family="table-row">
      <style:table-row-properties fo:keep-together="auto"/>
    </style:style>
    <style:style style:name="Tablo1.8" style:family="table-row">
      <style:table-row-properties fo:keep-together="auto"/>
    </style:style>
    <style:style style:name="Tablo1.9" style:family="table-row">
      <style:table-row-properties fo:keep-together="auto"/>
    </style:style>
    <style:style style:name="Tablo1.10" style:family="table-row">
      <style:table-row-properties fo:keep-together="auto"/>
    </style:style>
    <style:style style:name="Tablo1.11" style:family="table-row">
      <style:table-row-properties fo:keep-together="auto"/>
    </style:style>
    <style:style style:name="Tablo1.12" style:family="table-row">
      <style:table-row-properties fo:keep-together="auto"/>
    </style:style>
    <style:style style:name="Tablo1.13" style:family="table-row">
      <style:table-row-properties fo:keep-together="auto"/>
    </style:style>
    <style:style style:name="Tablo1.14" style:family="table-row">
      <style:table-row-properties fo:keep-together="auto"/>
    </style:style>
    <style:style style:name="Tablo1.15" style:family="table-row">
      <style:table-row-properties fo:keep-together="auto"/>
    </style:style>
    <style:style style:name="Tablo1.16" style:family="table-row">
      <style:table-row-properties fo:keep-together="auto"/>
    </style:style>
    <style:style style:name="Tablo1.17" style:family="table-row">
      <style:table-row-properties fo:keep-together="auto"/>
    </style:style>
    <style:style style:name="Tablo1.A17" style:family="table-cell">
      <style:table-cell-properties fo:background-color="transparent" fo:padding="0cm" fo:border="0.75pt solid #666666" style:writing-mode="page">
        <style:background-image/>
      </style:table-cell-properties>
    </style:style>
    <style:style style:name="Tablo1.B17" style:family="table-cell" style:data-style-name="N10000">
      <style:table-cell-properties fo:background-color="#eeeeee" fo:padding="0cm" fo:border="0.75pt solid #666666" style:writing-mode="page">
        <style:background-image/>
      </style:table-cell-properties>
    </style:style>
    <style:style style:name="Tablo1.C17" style:family="table-cell">
      <style:table-cell-properties fo:background-color="transparent" fo:padding="0cm" fo:border="0.75pt solid #666666" style:writing-mode="page">
        <style:background-image/>
      </style:table-cell-properties>
    </style:style>
    <style:style style:name="P1" style:family="paragraph" style:parent-style-name="Heading_20_1">
      <style:paragraph-properties fo:text-align="center" style:justify-single-word="false"/>
      <style:text-properties fo:language="en" fo:country="US"/>
    </style:style>
    <style:style style:name="P2" style:family="paragraph" style:parent-style-name="Heading_20_2">
      <style:paragraph-properties fo:text-align="center" style:justify-single-word="false"/>
      <style:text-properties fo:language="en" fo:country="US"/>
    </style:style>
    <style:style style:name="P3" style:family="paragraph" style:parent-style-name="Standard">
      <style:text-properties fo:language="en" fo:country="US" officeooo:rsid="00053a57" officeooo:paragraph-rsid="00053a57"/>
    </style:style>
    <style:style style:name="P4" style:family="paragraph" style:parent-style-name="Heading_20_3">
      <style:text-properties fo:language="en" fo:country="US"/>
    </style:style>
    <style:style style:name="P5" style:family="paragraph" style:parent-style-name="Text_20_body">
      <style:text-properties fo:language="en" fo:country="US" officeooo:rsid="00053a57" officeooo:paragraph-rsid="00053a57"/>
    </style:style>
    <style:style style:name="P6" style:family="paragraph" style:parent-style-name="Text_20_body">
      <style:text-properties fo:language="en" fo:country="US" officeooo:rsid="0017c575" officeooo:paragraph-rsid="0017c575"/>
    </style:style>
    <style:style style:name="P7" style:family="paragraph" style:parent-style-name="Text_20_body">
      <style:text-properties fo:language="en" fo:country="US" officeooo:rsid="001861fc" officeooo:paragraph-rsid="001861fc"/>
    </style:style>
    <style:style style:name="P8" style:family="paragraph" style:parent-style-name="Text_20_body" style:list-style-name="L1">
      <style:text-properties fo:language="en" fo:country="US" officeooo:rsid="001861fc" officeooo:paragraph-rsid="001861fc"/>
    </style:style>
    <style:style style:name="P9" style:family="paragraph" style:parent-style-name="Heading_20_2">
      <style:paragraph-properties fo:keep-with-next="always"/>
      <style:text-properties style:font-name="Liberation Sans" fo:language="en" fo:country="US" style:font-name-asian="Noto Sans CJK SC" style:font-name-complex="FreeSans1"/>
    </style:style>
    <style:style style:name="P10" style:family="paragraph" style:parent-style-name="Text_20_body">
      <style:text-properties fo:language="en" fo:country="US" officeooo:rsid="0010cb63" officeooo:paragraph-rsid="0010cb63"/>
    </style:style>
    <style:style style:name="P11" style:family="paragraph" style:parent-style-name="Heading_20_2">
      <style:text-properties fo:language="en" fo:country="US"/>
    </style:style>
    <style:style style:name="P12" style:family="paragraph" style:parent-style-name="Text_20_body">
      <style:text-properties fo:language="en" fo:country="US" officeooo:rsid="001861fc" officeooo:paragraph-rsid="00057e76"/>
    </style:style>
    <style:style style:name="P13" style:family="paragraph" style:parent-style-name="Standard">
      <style:text-properties fo:language="en" fo:country="US" officeooo:rsid="00233098" officeooo:paragraph-rsid="00233098"/>
    </style:style>
    <style:style style:name="P14" style:family="paragraph" style:parent-style-name="Standard">
      <style:text-properties fo:language="en" fo:country="US" officeooo:rsid="000a6dde" officeooo:paragraph-rsid="000e7365"/>
    </style:style>
    <style:style style:name="P15" style:family="paragraph" style:parent-style-name="Standard">
      <style:text-properties fo:language="en" fo:country="US" officeooo:rsid="000e7365" officeooo:paragraph-rsid="000e7365"/>
    </style:style>
    <style:style style:name="P16" style:family="paragraph" style:parent-style-name="Standard">
      <style:text-properties fo:language="en" fo:country="US" officeooo:rsid="001861fc" officeooo:paragraph-rsid="001861fc"/>
    </style:style>
    <style:style style:name="P17" style:family="paragraph" style:parent-style-name="Standard" style:list-style-name="L2">
      <style:text-properties fo:language="en" fo:country="US" officeooo:rsid="001861fc" officeooo:paragraph-rsid="001861fc"/>
    </style:style>
    <style:style style:name="P18" style:family="paragraph" style:parent-style-name="Standard" style:list-style-name="L2">
      <style:text-properties fo:language="en" fo:country="US" officeooo:rsid="0018f48b" officeooo:paragraph-rsid="0018f48b"/>
    </style:style>
    <style:style style:name="P19" style:family="paragraph" style:parent-style-name="Standard" style:list-style-name="L2">
      <style:text-properties fo:language="en" fo:country="US" officeooo:rsid="00233098" officeooo:paragraph-rsid="00233098"/>
    </style:style>
    <style:style style:name="P20" style:family="paragraph" style:parent-style-name="Standard" style:list-style-name="L3">
      <style:text-properties fo:language="en" fo:country="US" officeooo:rsid="000ebdab" officeooo:paragraph-rsid="000ebdab"/>
    </style:style>
    <style:style style:name="P21" style:family="paragraph" style:parent-style-name="Heading_20_2">
      <style:text-properties fo:language="en" fo:country="US" officeooo:rsid="001861fc" officeooo:paragraph-rsid="001861fc"/>
    </style:style>
    <style:style style:name="P22" style:family="paragraph" style:parent-style-name="Text_20_body">
      <style:text-properties fo:language="en" fo:country="US" officeooo:rsid="000ebdab" officeooo:paragraph-rsid="000ebdab"/>
    </style:style>
    <style:style style:name="P23" style:family="paragraph" style:parent-style-name="Text_20_body" style:list-style-name="L4">
      <style:text-properties fo:language="en" fo:country="US" officeooo:rsid="00233098" officeooo:paragraph-rsid="00233098"/>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bold" officeooo:rsid="001a3d07" officeooo:paragraph-rsid="00233098"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bold" officeooo:rsid="000ebdab" officeooo:paragraph-rsid="00233098"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bold" officeooo:rsid="0010adb6" officeooo:paragraph-rsid="00233098"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0233098" officeooo:paragraph-rsid="0023309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3098" officeooo:paragraph-rsid="0023309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Quotations">
      <style:paragraph-properties fo:text-align="center" style:justify-single-word="false"/>
      <style:text-properties officeooo:paragraph-rsid="00233098"/>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00ebdab" officeooo:paragraph-rsid="00233098"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list-style-name="L4">
      <style:text-properties fo:language="en" fo:country="US" officeooo:rsid="000ebdab" officeooo:paragraph-rsid="00233098"/>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bold" officeooo:rsid="001a3d07" officeooo:paragraph-rsid="001a3d07"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bold" officeooo:rsid="000ebdab" officeooo:paragraph-rsid="000ebdab"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bold" officeooo:rsid="0010adb6" officeooo:paragraph-rsid="0010adb6"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00ebdab" officeooo:paragraph-rsid="000ebdab"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00ebdab" officeooo:paragraph-rsid="0010adb6"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list-style-name="L4">
      <style:text-properties fo:language="en" fo:country="US" officeooo:rsid="00272ad9" officeooo:paragraph-rsid="00272ad9"/>
    </style:style>
    <style:style style:name="P38" style:family="paragraph" style:parent-style-name="Text_20_body" style:list-style-name="L4">
      <style:text-properties fo:language="en" fo:country="US" officeooo:rsid="0010adb6" officeooo:paragraph-rsid="0010adb6"/>
    </style:style>
    <style:style style:name="P39" style:family="paragraph" style:parent-style-name="Text_20_body" style:list-style-name="L4">
      <style:text-properties fo:language="en" fo:country="US" officeooo:rsid="0010cb63" officeooo:paragraph-rsid="0010cb63"/>
    </style:style>
    <style:style style:name="P40" style:family="paragraph" style:parent-style-name="Heading_20_2">
      <style:paragraph-properties fo:keep-with-next="always"/>
      <style:text-properties style:font-name="Liberation Sans" fo:language="en" fo:country="US" officeooo:rsid="001a3d07" officeooo:paragraph-rsid="001a3d07" style:font-name-asian="Noto Sans CJK SC" style:font-name-complex="FreeSans1"/>
    </style:style>
    <style:style style:name="P41" style:family="paragraph" style:parent-style-name="Text_20_body">
      <style:text-properties fo:language="en" fo:country="US" officeooo:rsid="001df359" officeooo:paragraph-rsid="001df359"/>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0057e76" officeooo:paragraph-rsid="001a3d07"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01a3d07" officeooo:paragraph-rsid="001a3d07"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01c497a" officeooo:paragraph-rsid="001c497a"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00933ec" officeooo:paragraph-rsid="001a3d07"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text-properties fo:language="en" fo:country="US" officeooo:paragraph-rsid="001a3d07"/>
    </style:style>
    <style:style style:name="P47" style:family="paragraph" style:parent-style-name="Heading_20_2">
      <style:paragraph-properties fo:keep-with-next="always"/>
      <style:text-properties fo:language="en" fo:country="US"/>
    </style:style>
    <style:style style:name="P48" style:family="paragraph" style:parent-style-name="Heading_20_4">
      <style:text-properties fo:language="en" fo:country="US"/>
    </style:style>
    <style:style style:name="P49" style:family="paragraph" style:parent-style-name="Text_20_body" style:list-style-name="L5">
      <style:text-properties fo:language="en" fo:country="US" officeooo:rsid="001f00c8" officeooo:paragraph-rsid="001f00c8"/>
    </style:style>
    <style:style style:name="P50" style:family="paragraph" style:parent-style-name="Text_20_body" style:list-style-name="L6">
      <style:text-properties fo:language="en" fo:country="US" officeooo:rsid="001f00c8" officeooo:paragraph-rsid="001f00c8"/>
    </style:style>
    <style:style style:name="P51" style:family="paragraph" style:parent-style-name="Heading_20_4">
      <style:text-properties fo:language="en" fo:country="US" officeooo:paragraph-rsid="0018f48b"/>
    </style:style>
    <style:style style:name="P52" style:family="paragraph" style:parent-style-name="Text_20_body" style:list-style-name="L6">
      <style:text-properties fo:language="en" fo:country="US" officeooo:rsid="0018f48b" officeooo:paragraph-rsid="0018f48b"/>
    </style:style>
    <style:style style:name="P53" style:family="paragraph" style:parent-style-name="Text_20_body" style:list-style-name="L6">
      <style:text-properties fo:language="en" fo:country="US" officeooo:rsid="00154560" officeooo:paragraph-rsid="0018f48b"/>
    </style:style>
    <style:style style:name="P54" style:family="paragraph" style:parent-style-name="Text_20_body" style:list-style-name="L6">
      <style:text-properties fo:language="en" fo:country="US" officeooo:rsid="0024cba5" officeooo:paragraph-rsid="0024cba5"/>
    </style:style>
    <style:style style:name="T1" style:family="text">
      <style:text-properties officeooo:rsid="0021f3f2"/>
    </style:style>
    <style:style style:name="T2" style:family="text">
      <style:text-properties officeooo:rsid="0017c575"/>
    </style:style>
    <style:style style:name="T3" style:family="text">
      <style:text-properties officeooo:rsid="001861fc"/>
    </style:style>
    <style:style style:name="T4" style:family="text">
      <style:text-properties officeooo:rsid="0022de54"/>
    </style:style>
    <style:style style:name="T5" style:family="text">
      <style:text-properties officeooo:rsid="00233098"/>
    </style:style>
    <style:style style:name="T6" style:family="text">
      <style:text-properties style:text-position="super 58%"/>
    </style:style>
    <style:style style:name="T7" style:family="text">
      <style:text-properties officeooo:rsid="000ebdab"/>
    </style:style>
    <style:style style:name="T8" style:family="text">
      <style:text-properties officeooo:rsid="0010adb6"/>
    </style:style>
    <style:style style:name="T9" style:family="text">
      <style:text-properties officeooo:rsid="001e283f"/>
    </style:style>
    <style:style style:name="T10" style:family="text">
      <style:text-properties officeooo:rsid="001a3d07"/>
    </style:style>
    <style:style style:name="T11" style:family="text">
      <style:text-properties officeooo:rsid="0018f48b"/>
    </style:style>
    <style:style style:name="T12" style:family="text">
      <style:text-properties officeooo:rsid="00263a8e"/>
    </style:style>
    <style:style style:name="T13" style:family="text">
      <style:text-properties officeooo:rsid="0010cb63"/>
    </style:style>
    <style:style style:name="T14" style:family="text">
      <style:text-properties officeooo:rsid="00272ad9"/>
    </style:style>
    <style:style style:name="T15" style:family="text">
      <style:text-properties style:font-name="Liberation Sans" officeooo:rsid="001a3d07" style:font-name-asian="Noto Sans CJK SC" style:font-name-complex="FreeSans1"/>
    </style:style>
    <style:style style:name="T16" style:family="text">
      <style:text-properties style:font-name="Liberation Sans" style:font-name-asian="Noto Sans CJK SC" style:font-name-complex="FreeSans1"/>
    </style:style>
    <style:style style:name="T17" style:family="text">
      <style:text-properties officeooo:rsid="0024cba5"/>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Fluxion <text:span text:style-name="T1">3</text:span> Standard</text:h>
      <text:h text:style-name="P2" text:outline-level="2">by haltroy</text:h>
      <text:p text:style-name="P3"/>
      <text:h text:style-name="P4" text:outline-level="3">Introduction</text:h>
      <text:p text:style-name="P5"><text:span text:style-name="T2">The Fluxion </text:span><text:span text:style-name="T1">2</text:span><text:span text:style-name="T2"> Standard </text:span><text:span text:style-name="T1">optimized well on top of Fluxion 1 standard</text:span><text:span text:style-name="T2">. </text:span><text:span text:style-name="T3">We highly recommend reading the 1.0 Standard </text:span><text:span text:style-name="T1">and 2.0 Standard</text:span><text:span text:style-name="T3"> first before reading this.</text:span><text:span text:style-name="T2"> Fluxion </text:span><text:span text:style-name="T1">3</text:span><text:span text:style-name="T2"> </text:span><text:span text:style-name="T1">makes </text:span><text:span text:style-name="T2">adjustments to </text:span><text:span text:style-name="T1">optimize reading and writing time, memory usages and making files </text:span><text:span text:style-name="T2">more smaller. One of those improvements is </text:span><text:span text:style-name="T1">node and attribute</text:span><text:span text:style-name="T2"> redundancy. Fluxion </text:span><text:span text:style-name="T1">3</text:span><text:span text:style-name="T2"> analyzes data before writing </text:span><text:span text:style-name="T1">(just like Fluxion 2 did)</text:span><text:span text:style-name="T2"> to avoid duplication of </text:span><text:span text:style-name="T1">nodes and attributes </text:span><text:span text:style-name="T2">while written. The other improvement is that Fluxion </text:span><text:span text:style-name="T1">3</text:span><text:span text:style-name="T2"> uses </text:span><text:span text:style-name="T1">a sinple function instead of a recursive function used in previous versions</text:span><text:span text:style-name="T2">. </text:span><text:span text:style-name="T1">Fluxion 3 also uses Reference Items which can simplify </text:span></text:p>
      <text:p text:style-name="P6">While writing to a file (or a Stream), Fluxion <text:span text:style-name="T1">3</text:span> analyzes the nodes, writes the <text:span text:style-name="T1">data first then nodes and attributions.</text:span></text:p>
      <text:p text:style-name="P6">While reading, it reads the <text:span text:style-name="T1">data first then reads nodes and attributions</text:span>.</text:p>
      <text:p text:style-name="P7">These improvements allow Fluxion <text:span text:style-name="T1">3</text:span> to have <text:span text:style-name="T1">even </text:span>smaller notation. <text:span text:style-name="T1">M</text:span>eaning as long as the added content is similar to before, <text:span text:style-name="T1">Fluxion 3 will have the smallest chance comapred to other versions and formats</text:span>.</text:p>
      <text:p text:style-name="P7">A Fluxion file written with version <text:span text:style-name="T1">3</text:span> has these sections:</text:p>
      <text:list text:style-name="L1">
        <text:list-item>
          <text:p text:style-name="P8">The Header Section: Contains information about the Fluxion file (FLX section, Fluxion version).</text:p>
        </text:list-item>
        <text:list-item>
          <text:p text:style-name="P8">The Data Section: This is where all of the node/attribute name and values are stored in. If it is a byte array or a string, it contains a Var-Int encoded 64-bit integer to tell that data’s length then the data itself. Numbers are also stored here as well. The null and boolean types are not stored here since their information are defined as data types due to their simplicity.</text:p>
        </text:list-item>
        <text:list-item>
          <text:p text:style-name="P8">The <text:span text:style-name="T4">Item List</text:span>: This is where all nodes <text:span text:style-name="T4">and attributes </text:span>are stored with their information. </text:p>
        </text:list-item>
      </text:list>
      <text:h text:style-name="P9" text:outline-level="2">Nodes and Attributes</text:h>
      <text:p text:style-name="P10">A Fluxion node is the heart of this operation. It can support different types of data and sub-nodes of itself. A Fluxion node can also have attributes which also can have different types but not sub-attributes or sub-nodes.</text:p>
      <text:p text:style-name="P10"/>
      <text:p text:style-name="P10"/>
      <text:p text:style-name="P10"/>
      <text:p text:style-name="P10"/>
      <text:p text:style-name="P10"/>
      <text:p text:style-name="P10"/>
      <text:p text:style-name="P10"><text:soft-page-break/></text:p>
      <text:p text:style-name="P10"/>
      <text:h text:style-name="P11" text:outline-level="2">Data Types</text:h>
      <text:p text:style-name="P12">There’s no difference on data types on Fluxion <text:span text:style-name="T5">3</text:span> compared to <text:span text:style-name="T5">previous </text:span>Fluxion <text:span text:style-name="T5">versions</text:span>.</text:p>
      <text:h text:style-name="P11" text:outline-level="2">Encoding</text:h>
      <text:p text:style-name="P13">Fluxion 3 only supports and uses UTF-8 encoding.</text:p>
      <text:p text:style-name="P14"/>
      <text:h text:style-name="P11" text:outline-level="2">Variable-Length <text:span text:style-name="T3">(or Var-Int)</text:span> Encoding</text:h>
      <text:p text:style-name="P15">Sometimes Fluxion has to store a<text:span text:style-name="T3">n</text:span> integer to determine the size of the name, the count of children/attributes or the size of the value. <text:span text:style-name="T3">As example, </text:span>32-bit integers costs 4 bytes and most of the time the other 3 bytes are just zeros. Instead of encoding the 4 bytes as it is, we use Variable-Length encoding to encode that 32-bit integer number. We check the 7<text:span text:style-name="T6">th</text:span> (starts from zero) bit to determine if we should stop reading the next bits. If the 7<text:span text:style-name="T6">th</text:span> bit is set, we stop reading any bits for the integer and we continue adding the next byte into our integer until we find that byte with 7<text:span text:style-name="T6">th</text:span> bit set.</text:p>
      <text:p text:style-name="P15"/>
      <text:p text:style-name="P16">This encodingmethod is used on:</text:p>
      <text:list text:style-name="L2">
        <text:list-item>
          <text:p text:style-name="P17">Values (16-bit un/signed integer “ushort, short”, character “char”, 32-bit un/signed integer “uint, int”, 64-bit un/signed integer “ulong, long”)</text:p>
        </text:list-item>
        <text:list-item>
          <text:p text:style-name="P17">Node Tree Start Position (64-bit signed integer “long”)</text:p>
        </text:list-item>
        <text:list-item>
          <text:p text:style-name="P17">Position of Name and Value on each node/attribute (64-bit signed integer “long”)</text:p>
        </text:list-item>
        <text:list-item>
          <text:p text:style-name="P18">Node Attribute and Children Count (32-bit integer “int”)</text:p>
        </text:list-item>
        <text:list-item>
          <text:p text:style-name="P19">Node and Attribute IDs (or range)</text:p>
        </text:list-item>
      </text:list>
      <text:h text:style-name="P11" text:outline-level="2">Header</text:h>
      <text:p text:style-name="P15">A Fluxion file’s header features these <text:span text:style-name="T7">(in order)</text:span>:</text:p>
      <text:list text:style-name="L3">
        <text:list-item>
          <text:p text:style-name="P20">The FLX mark: The first 3 bytes to determine if the file is a Fluxion file. <text:span text:style-name="T8">These bytes are (in order) 0x46, 0x4C and 0x58.</text:span></text:p>
        </text:list-item>
        <text:list-item>
          <text:p text:style-name="P20">The Version Byte: A single byte representing the version of Fluxion that used to create this file.</text:p>
        </text:list-item>
      </text:list>
      <text:h text:style-name="P21" text:outline-level="2"><text:span text:style-name="T5">Item</text:span> Tree</text:h>
      <text:p text:style-name="P22">Fluxion encodes the data in this order for each node after encoding the header:</text:p>
      <text:list text:style-name="L4">
        <text:list-item>
          <text:p text:style-name="P23">Item Type and flags: This single byte determines the type of item (Node-Attribute, Reference Node-Reference Attribute etc.). Also this flag contains the value type (if it’s an attribute) and other flags.<text:line-break/></text:p>
        </text:list-item>
      </text:list>
      <table:table table:name="Tablo2" table:style-name="Tablo2" table:template-name="Elegant">
        <table:table-column table:style-name="Tablo2.A"/>
        <table:table-column table:style-name="Tablo2.B"/>
        <table:table-column table:style-name="Tablo2.C"/>
        <table:table-column table:style-name="Tablo2.D"/>
        <table:table-column table:style-name="Tablo2.E"/>
        <table:table-column table:style-name="Tablo2.F"/>
        <table:table-column table:style-name="Tablo2.G"/>
        <table:table-column table:style-name="Tablo2.H"/>
        <table:table-row>
          <table:table-cell table:style-name="Tablo2.A1" office:value-type="string">
            <text:p text:style-name="P24">1</text:p>
          </table:table-cell>
          <table:table-cell table:style-name="Tablo2.A1" office:value-type="string">
            <text:p text:style-name="P25">1</text:p>
          </table:table-cell>
          <table:table-cell table:style-name="Tablo2.A1" office:value-type="string">
            <text:p text:style-name="P25">1</text:p>
          </table:table-cell>
          <table:table-cell table:style-name="Tablo2.A1" office:value-type="string">
            <text:p text:style-name="P26">1</text:p>
          </table:table-cell>
          <table:table-cell table:style-name="Tablo2.A1" office:value-type="string">
            <text:p text:style-name="P25">1</text:p>
          </table:table-cell>
          <table:table-cell table:style-name="Tablo2.A1" office:value-type="string">
            <text:p text:style-name="P25">1</text:p>
          </table:table-cell>
          <table:table-cell table:style-name="Tablo2.A1" office:value-type="string">
            <text:p text:style-name="P25">1</text:p>
          </table:table-cell>
          <table:table-cell table:style-name="Tablo2.A1" office:value-type="string">
            <text:p text:style-name="P25">1</text:p>
          </table:table-cell>
        </table:table-row>
        <table:table-row table:style-name="Tablo2.2">
          <table:table-cell table:style-name="Tablo2.A2" office:value-type="string">
            <text:p text:style-name="P27">Copy Attributes</text:p>
          </table:table-cell>
          <table:table-cell table:style-name="Tablo2.B2" office:value-type="string">
            <text:p text:style-name="P28">Has Attributes</text:p>
          </table:table-cell>
          <table:table-cell table:style-name="Tablo2.C2" office:value-type="string">
            <text:p text:style-name="P28">Copy Children</text:p>
          </table:table-cell>
          <table:table-cell table:style-name="Tablo2.D2" office:value-type="string">
            <text:p text:style-name="P27">Has Children</text:p>
          </table:table-cell>
          <table:table-cell table:style-name="Tablo2.E2" office:value-type="string">
            <text:p text:style-name="P27">Has Value</text:p>
          </table:table-cell>
          <table:table-cell table:style-name="Tablo2.F2" office:value-type="string">
            <text:p text:style-name="P27">Has Name</text:p>
          </table:table-cell>
          <table:table-cell table:style-name="Tablo2.G2" office:value-type="string">
            <text:p text:style-name="P27">Is Attribute</text:p>
          </table:table-cell>
          <table:table-cell table:style-name="Tablo2.H2" office:value-type="string">
            <text:p text:style-name="P27">Is Reference</text:p>
          </table:table-cell>
        </table:table-row>
      </table:table>
      <text:p text:style-name="P29"><text:bookmark-start text:name="__DdeLink__503_3195715845"/>Fig. Type Byte for Node<text:bookmark-end text:name="__DdeLink__503_3195715845"/><text:line-break/></text:p>
      <table:table table:name="Tablo5" table:style-name="Tablo5" table:template-name="Elegant">
        <table:table-column table:style-name="Tablo5.A"/>
        <table:table-column table:style-name="Tablo5.B"/>
        <table:table-column table:style-name="Tablo5.A"/>
        <table:table-column table:style-name="Tablo5.D"/>
        <table:table-column table:style-name="Tablo5.E"/>
        <table:table-column table:style-name="Tablo5.F"/>
        <table:table-column table:style-name="Tablo5.G"/>
        <table:table-column table:style-name="Tablo5.H"/>
        <text:soft-page-break/>
        <table:table-row>
          <table:table-cell table:style-name="Tablo5.A1" office:value-type="string">
            <text:p text:style-name="P24">1</text:p>
          </table:table-cell>
          <table:table-cell table:style-name="Tablo5.A1" office:value-type="string">
            <text:p text:style-name="P25">1</text:p>
          </table:table-cell>
          <table:table-cell table:style-name="Tablo5.A1" office:value-type="string">
            <text:p text:style-name="P25">1</text:p>
          </table:table-cell>
          <table:table-cell table:style-name="Tablo5.A1" office:value-type="string">
            <text:p text:style-name="P26">1</text:p>
          </table:table-cell>
          <table:table-cell table:style-name="Tablo5.A1" office:value-type="string">
            <text:p text:style-name="P25">1</text:p>
          </table:table-cell>
          <table:table-cell table:style-name="Tablo5.A1" office:value-type="string">
            <text:p text:style-name="P25">1</text:p>
          </table:table-cell>
          <table:table-cell table:style-name="Tablo5.A1" office:value-type="string">
            <text:p text:style-name="P25">1</text:p>
          </table:table-cell>
          <table:table-cell table:style-name="Tablo5.A1" office:value-type="string">
            <text:p text:style-name="P25">1</text:p>
          </table:table-cell>
        </table:table-row>
        <table:table-row table:style-name="Tablo5.2">
          <table:table-cell table:style-name="Tablo5.A2" table:number-columns-spanned="4" office:value-type="string">
            <text:p text:style-name="P30"/>
            <text:p text:style-name="P27">Value Type</text:p>
          </table:table-cell>
          <table:covered-table-cell/>
          <table:covered-table-cell/>
          <table:covered-table-cell/>
          <table:table-cell table:style-name="Tablo5.E2" office:value-type="string">
            <text:p text:style-name="P27">Has Value</text:p>
          </table:table-cell>
          <table:table-cell table:style-name="Tablo5.F2" office:value-type="string">
            <text:p text:style-name="P27">Has Name</text:p>
          </table:table-cell>
          <table:table-cell table:style-name="Tablo5.G2" office:value-type="string">
            <text:p text:style-name="P27">Is Attribute</text:p>
          </table:table-cell>
          <table:table-cell table:style-name="Tablo5.H2" office:value-type="string">
            <text:p text:style-name="P27">Is Reference</text:p>
          </table:table-cell>
        </table:table-row>
      </table:table>
      <text:p text:style-name="P29"><text:bookmark-start text:name="__DdeLink__503_3195715845 Kopya 1"/>Fig. Type Byte for <text:bookmark-end text:name="__DdeLink__503_3195715845 Kopya 1"/><text:span text:style-name="T5">Attribute</text:span></text:p>
      <text:list text:continue-numbering="true" text:style-name="L4">
        <text:list-item>
          <text:p text:style-name="P31">Value type and flags: This single byte determines the flags and the value types (see table above) about a single node. The first 4 bytes (ranging from 0 to 15) are used for the value types and the other 4 bytes are used for flags. The first flag determines if the node/attribute has a name, the second flag determines if this node has <text:span text:style-name="T8">children</text:span> and the third flag determines if the node has <text:span text:style-name="T8">attributes</text:span>. The last flag is <text:span text:style-name="T9">called “unique flag” and used if a number is negative (so the signed integer can be encoded with Variable-Length encoding) or empty (so we don’t have to store any zeros or seek to read zero value)</text:span>. Here’s a schema about this byte:<text:line-break/></text:p>
        </text:list-item>
      </text:list>
      <table:table table:name="Tablo3" table:style-name="Tablo3" table:template-name="Elegant">
        <table:table-column table:style-name="Tablo3.A"/>
        <table:table-column table:style-name="Tablo3.B"/>
        <table:table-column table:style-name="Tablo3.A"/>
        <table:table-column table:style-name="Tablo3.B"/>
        <table:table-column table:style-name="Tablo3.A"/>
        <table:table-column table:style-name="Tablo3.B"/>
        <table:table-column table:style-name="Tablo3.A"/>
        <table:table-column table:style-name="Tablo3.B"/>
        <table:table-row>
          <table:table-cell table:style-name="Tablo3.A1" office:value-type="string">
            <text:p text:style-name="P32">1</text:p>
          </table:table-cell>
          <table:table-cell table:style-name="Tablo3.A1" office:value-type="string">
            <text:p text:style-name="P33">1</text:p>
          </table:table-cell>
          <table:table-cell table:style-name="Tablo3.A1" office:value-type="string">
            <text:p text:style-name="P33">1</text:p>
          </table:table-cell>
          <table:table-cell table:style-name="Tablo3.A1" office:value-type="string">
            <text:p text:style-name="P34">1</text:p>
          </table:table-cell>
          <table:table-cell table:style-name="Tablo3.A1" office:value-type="string">
            <text:p text:style-name="P33">1</text:p>
          </table:table-cell>
          <table:table-cell table:style-name="Tablo3.A1" office:value-type="string">
            <text:p text:style-name="P33">1</text:p>
          </table:table-cell>
          <table:table-cell table:style-name="Tablo3.A1" office:value-type="string">
            <text:p text:style-name="P33">1</text:p>
          </table:table-cell>
          <table:table-cell table:style-name="Tablo3.A1" office:value-type="string">
            <text:p text:style-name="P33">1</text:p>
          </table:table-cell>
        </table:table-row>
        <table:table-row table:style-name="Tablo3.2">
          <table:table-cell table:style-name="Tablo3.A2" office:value-type="string">
            <text:p text:style-name="P35"><text:span text:style-name="T10">Unique</text:span> Flag</text:p>
          </table:table-cell>
          <table:table-cell table:style-name="Tablo3.A2" office:value-type="string">
            <text:p text:style-name="P36">No Attribute Flag</text:p>
          </table:table-cell>
          <table:table-cell table:style-name="Tablo3.A2" office:value-type="string">
            <text:p text:style-name="P35">No Children Flag</text:p>
          </table:table-cell>
          <table:table-cell table:style-name="Tablo3.A2" office:value-type="string">
            <text:p text:style-name="P35">Has Name Flag</text:p>
          </table:table-cell>
          <table:table-cell table:style-name="Tablo3.A2" table:number-columns-spanned="4" office:value-type="string">
            <text:p text:style-name="P35">Value Type</text:p>
          </table:table-cell>
          <table:covered-table-cell/>
          <table:covered-table-cell/>
          <table:covered-table-cell/>
        </table:table-row>
      </table:table>
      <text:list text:continue-numbering="true" text:style-name="L4">
        <text:list-item>
          <text:p text:style-name="P37">If the node/attribute is a reference item, we read the reference ID and count in VarInt encoding.</text:p>
        </text:list-item>
        <text:list-item>
          <text:p text:style-name="P38">If the node has a name (determined by the “Has Name Flag” before), we first get the <text:span text:style-name="T11">64-</text:span>bit integer using the Variable-Length encoding method to get the <text:span text:style-name="T11">position</text:span> of the name and then we read the name <text:span text:style-name="T11">from that position in the stream using Variable-length encoded size and then the actual data.</text:span></text:p>
        </text:list-item>
        <text:list-item>
          <text:p text:style-name="P38">We read the value of the node. If the node is a byte array or string, we first read the <text:span text:style-name="T11">position </text:span>(<text:span text:style-name="T11">64</text:span>-bit integer) of the said byte array or string using the Variable-Length encoding and <text:span text:style-name="T11">get to the position then read the value</text:span>. <text:span text:style-name="T11">I</text:span>f the value is string, we convert the read bytes into string using the encoding mentioned in the header.</text:p>
        </text:list-item>
        <text:list-item>
          <text:p text:style-name="P38">If the node has attributes, <text:span text:style-name="T12">we first write a byte (zero for non-incremental list and 1 for incremental list). If it’s not incremental,</text:span> first we read the <text:span text:style-name="T13">length (32-bit integer) of the attributes list using Variable-length encoding and then we </text:span><text:span text:style-name="T12">encode the ID of</text:span><text:span text:style-name="T13"> each attribute </text:span><text:span text:style-name="T12">with VarInt encoding</text:span><text:span text:style-name="T13">. </text:span><text:span text:style-name="T12">If this list increments, we first encode the smallest item and then the biggest item in VarInt encoding.</text:span></text:p>
        </text:list-item>
        <text:list-item>
          <text:p text:style-name="P39">If our node has children, we <text:span text:style-name="T12">do the same thing </text:span><text:span text:style-name="T14">like on step 6.</text:span></text:p>
        </text:list-item>
        <text:list-item>
          <text:p text:style-name="P37">If the Reference Count is bigger than zero (which is 1 by default), we clone the item.</text:p>
        </text:list-item>
      </text:list>
      <text:p text:style-name="P10"/>
      <text:h text:style-name="P40" text:outline-level="2">Unique Flag</text:h>
      <text:p text:style-name="P41"><text:span text:style-name="T15">T</text:span><text:span text:style-name="T16">he unique flag changes data types to other values or determines if it is empty or zero. This table shows what data type changes to if the unique flag is set:</text:span></text:p>
      <table:table table:name="Tablo1" table:style-name="Tablo1" table:template-name="Simple Grid Columns">
        <table:table-column table:style-name="Tablo1.A"/>
        <table:table-column table:style-name="Tablo1.B"/>
        <table:table-column table:style-name="Tablo1.C"/>
        <table:table-row table:style-name="Tablo1.1">
          <table:table-cell table:style-name="Tablo1.A1" office:value-type="string">
            <text:p text:style-name="P42">Data Type</text:p>
          </table:table-cell>
          <table:table-cell table:style-name="Tablo1.A1" office:value-type="string">
            <text:p text:style-name="P42">ID</text:p>
          </table:table-cell>
          <table:table-cell table:style-name="Tablo1.A1" office:value-type="string">
            <text:p text:style-name="P43"><text:span text:style-name="T9">If </text:span>Unique Flag set</text:p>
          </table:table-cell>
        </table:table-row>
        <table:table-row table:style-name="Tablo1.2">
          <table:table-cell table:style-name="Tablo1.A2" office:value-type="string">
            <text:p text:style-name="P42">Null</text:p>
          </table:table-cell>
          <table:table-cell table:style-name="Tablo1.B2" office:value-type="float" office:value="0">
            <text:p text:style-name="P42">0</text:p>
          </table:table-cell>
          <table:table-cell table:style-name="Tablo1.A2" office:value-type="string">
            <text:p text:style-name="P44">16-bit Integer Zero</text:p>
          </table:table-cell>
        </table:table-row>
        <text:soft-page-break/>
        <table:table-row table:style-name="Tablo1.3">
          <table:table-cell table:style-name="Tablo1.A2" office:value-type="string">
            <text:p text:style-name="P42">Boolean (True state)</text:p>
          </table:table-cell>
          <table:table-cell table:style-name="Tablo1.B2" office:value-type="float" office:value="1">
            <text:p text:style-name="P42">1</text:p>
          </table:table-cell>
          <table:table-cell table:style-name="Tablo1.A2" office:value-type="string">
            <text:p text:style-name="P44">32-bit Integer Zero</text:p>
          </table:table-cell>
        </table:table-row>
        <table:table-row table:style-name="Tablo1.4">
          <table:table-cell table:style-name="Tablo1.A2" office:value-type="string">
            <text:p text:style-name="P42">Boolean (False state)</text:p>
          </table:table-cell>
          <table:table-cell table:style-name="Tablo1.B2" office:value-type="float" office:value="2">
            <text:p text:style-name="P42">2</text:p>
          </table:table-cell>
          <table:table-cell table:style-name="Tablo1.A2" office:value-type="string">
            <text:p text:style-name="P44">64-bit Integer Zero</text:p>
          </table:table-cell>
        </table:table-row>
        <table:table-row table:style-name="Tablo1.5">
          <table:table-cell table:style-name="Tablo1.A2" office:value-type="string">
            <text:p text:style-name="P45">Byte</text:p>
          </table:table-cell>
          <table:table-cell table:style-name="Tablo1.B2" office:value-type="float" office:value="3">
            <text:p text:style-name="P45">3</text:p>
          </table:table-cell>
          <table:table-cell table:style-name="Tablo1.A2" office:value-type="string">
            <text:p text:style-name="P44">Zero</text:p>
          </table:table-cell>
        </table:table-row>
        <table:table-row table:style-name="Tablo1.6">
          <table:table-cell table:style-name="Tablo1.A2" office:value-type="string">
            <text:p text:style-name="P45">Signed Byte</text:p>
          </table:table-cell>
          <table:table-cell table:style-name="Tablo1.B2" office:value-type="float" office:value="4">
            <text:p text:style-name="P45">4</text:p>
          </table:table-cell>
          <table:table-cell table:style-name="Tablo1.A2" office:value-type="string">
            <text:p text:style-name="P44">Zero</text:p>
          </table:table-cell>
        </table:table-row>
        <table:table-row table:style-name="Tablo1.7">
          <table:table-cell table:style-name="Tablo1.A2" office:value-type="string">
            <text:p text:style-name="P45">16-bit Character</text:p>
          </table:table-cell>
          <table:table-cell table:style-name="Tablo1.B2" office:value-type="float" office:value="5">
            <text:p text:style-name="P45">5</text:p>
          </table:table-cell>
          <table:table-cell table:style-name="Tablo1.A2" office:value-type="string">
            <text:p text:style-name="P44">\0</text:p>
          </table:table-cell>
        </table:table-row>
        <table:table-row table:style-name="Tablo1.8">
          <table:table-cell table:style-name="Tablo1.A2" office:value-type="string">
            <text:p text:style-name="P45">16-bit Integer</text:p>
          </table:table-cell>
          <table:table-cell table:style-name="Tablo1.B2" office:value-type="float" office:value="6">
            <text:p text:style-name="P45">6</text:p>
          </table:table-cell>
          <table:table-cell table:style-name="Tablo1.A2" office:value-type="string">
            <text:p text:style-name="P43">Negative Value</text:p>
          </table:table-cell>
        </table:table-row>
        <table:table-row table:style-name="Tablo1.9">
          <table:table-cell table:style-name="Tablo1.A2" office:value-type="string">
            <text:p text:style-name="P45">16-bit Unsigned Integer</text:p>
          </table:table-cell>
          <table:table-cell table:style-name="Tablo1.B2" office:value-type="float" office:value="7">
            <text:p text:style-name="P45">7</text:p>
          </table:table-cell>
          <table:table-cell table:style-name="Tablo1.A2" office:value-type="string">
            <text:p text:style-name="P44">Zero</text:p>
          </table:table-cell>
        </table:table-row>
        <table:table-row table:style-name="Tablo1.10">
          <table:table-cell table:style-name="Tablo1.A2" office:value-type="string">
            <text:p text:style-name="P45">32-bit Integer</text:p>
          </table:table-cell>
          <table:table-cell table:style-name="Tablo1.B2" office:value-type="float" office:value="8">
            <text:p text:style-name="P45">8</text:p>
          </table:table-cell>
          <table:table-cell table:style-name="Tablo1.A2" office:value-type="string">
            <text:p text:style-name="P43">Negative Value</text:p>
          </table:table-cell>
        </table:table-row>
        <table:table-row table:style-name="Tablo1.11">
          <table:table-cell table:style-name="Tablo1.A2" office:value-type="string">
            <text:p text:style-name="P45">32-bit Unsigned Integer</text:p>
          </table:table-cell>
          <table:table-cell table:style-name="Tablo1.B2" office:value-type="float" office:value="9">
            <text:p text:style-name="P45">9</text:p>
          </table:table-cell>
          <table:table-cell table:style-name="Tablo1.A2" office:value-type="string">
            <text:p text:style-name="P44">Zero</text:p>
          </table:table-cell>
        </table:table-row>
        <table:table-row table:style-name="Tablo1.12">
          <table:table-cell table:style-name="Tablo1.A2" office:value-type="string">
            <text:p text:style-name="P45">64-bit Integer</text:p>
          </table:table-cell>
          <table:table-cell table:style-name="Tablo1.B2" office:value-type="float" office:value="10">
            <text:p text:style-name="P45">10</text:p>
          </table:table-cell>
          <table:table-cell table:style-name="Tablo1.A2" office:value-type="string">
            <text:p text:style-name="P43">Negative Value</text:p>
          </table:table-cell>
        </table:table-row>
        <table:table-row table:style-name="Tablo1.13">
          <table:table-cell table:style-name="Tablo1.A2" office:value-type="string">
            <text:p text:style-name="P45">64-bit Unsigned Integer</text:p>
          </table:table-cell>
          <table:table-cell table:style-name="Tablo1.B2" office:value-type="float" office:value="11">
            <text:p text:style-name="P45">11</text:p>
          </table:table-cell>
          <table:table-cell table:style-name="Tablo1.A2" office:value-type="string">
            <text:p text:style-name="P44">Zero</text:p>
          </table:table-cell>
        </table:table-row>
        <table:table-row table:style-name="Tablo1.14">
          <table:table-cell table:style-name="Tablo1.A2" office:value-type="string">
            <text:p text:style-name="P45">Float</text:p>
          </table:table-cell>
          <table:table-cell table:style-name="Tablo1.B2" office:value-type="float" office:value="12">
            <text:p text:style-name="P45">12</text:p>
          </table:table-cell>
          <table:table-cell table:style-name="Tablo1.A2" office:value-type="string">
            <text:p text:style-name="P44">Zero</text:p>
          </table:table-cell>
        </table:table-row>
        <table:table-row table:style-name="Tablo1.15">
          <table:table-cell table:style-name="Tablo1.A2" office:value-type="string">
            <text:p text:style-name="P45">Double</text:p>
          </table:table-cell>
          <table:table-cell table:style-name="Tablo1.B2" office:value-type="float" office:value="13">
            <text:p text:style-name="P45">13</text:p>
          </table:table-cell>
          <table:table-cell table:style-name="Tablo1.A2" office:value-type="string">
            <text:p text:style-name="P44">Zero</text:p>
          </table:table-cell>
        </table:table-row>
        <table:table-row table:style-name="Tablo1.16">
          <table:table-cell table:style-name="Tablo1.A2" office:value-type="string">
            <text:p text:style-name="P45">String</text:p>
          </table:table-cell>
          <table:table-cell table:style-name="Tablo1.B2" office:value-type="float" office:value="14">
            <text:p text:style-name="P45">14</text:p>
          </table:table-cell>
          <table:table-cell table:style-name="Tablo1.A2" office:value-type="string">
            <text:p text:style-name="P43">Empty String</text:p>
          </table:table-cell>
        </table:table-row>
        <table:table-row table:style-name="Tablo1.17">
          <table:table-cell table:style-name="Tablo1.A17" office:value-type="string">
            <text:p text:style-name="P45">Byte Array</text:p>
          </table:table-cell>
          <table:table-cell table:style-name="Tablo1.B17" office:value-type="float" office:value="15">
            <text:p text:style-name="P45">15</text:p>
          </table:table-cell>
          <table:table-cell table:style-name="Tablo1.C17" office:value-type="string">
            <text:p text:style-name="P43">Empty Byte Array</text:p>
          </table:table-cell>
        </table:table-row>
      </table:table>
      <text:p text:style-name="P46"><text:span text:style-name="T15"/></text:p>
      <text:h text:style-name="P47" text:outline-level="2"><text:span text:style-name="T16">Difference</text:span></text:h>
      <text:h text:style-name="P48" text:outline-level="4">General Disadvantages of Fluxion:</text:h>
      <text:list text:style-name="L5">
        <text:list-item>
          <text:p text:style-name="P49">Same as 1.0 standard.</text:p>
        </text:list-item>
      </text:list>
      <text:h text:style-name="P48" text:outline-level="4">Advantages of Fluxion:</text:h>
      <text:list xml:id="list1560337983" text:style-name="L6">
        <text:list-item>
          <text:p text:style-name="P50">Same as 1.0 Standard.</text:p>
        </text:list-item>
      </text:list>
      <text:h text:style-name="P51" text:outline-level="4" text:is-list-header="true">General Disadvantages of Fluxion <text:span text:style-name="T17">3</text:span><text:span text:style-name="T11"> compared to </text:span><text:span text:style-name="T17">previous </text:span><text:span text:style-name="T11">Fluxion </text:span><text:span text:style-name="T17">versions</text:span>:</text:h>
      <text:list xml:id="list171606202400504" text:continue-numbering="true" text:style-name="L6">
        <text:list-item>
          <text:p text:style-name="P52">Slightly more memory allocation since there’s an analysis stage.</text:p>
        </text:list-item>
      </text:list>
      <text:h text:style-name="P51" text:outline-level="4" text:is-list-header="true">Advantages of Fluxion <text:span text:style-name="T17">3</text:span><text:span text:style-name="T11"> compared to Fluxion </text:span><text:span text:style-name="T17">versions</text:span>:</text:h>
      <text:list text:continue-numbering="true" text:style-name="L6">
        <text:list-item>
          <text:p text:style-name="P53">Way smaller file size.</text:p>
        </text:list-item>
        <text:list-item>
          <text:p text:style-name="P54">Faster read and write times.</text:p>
        </text:list-item>
        <text:list-item>
          <text:p text:style-name="P54">Seeking back no longer required.</text:p>
        </text:list-item>
        <text:list-item>
          <text:p text:style-name="P54">Smaller file sizes on nodes with repeating pattern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tr" number:country="TR">
      <number:number number:min-integer-digits="1"/>
    </number:number-style>
    <number:text-style style:name="N10100" number:language="tr" number:country="TR">
      <number:text-content/>
    </number:text-style>
    <style:style style:name="Elegant.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 style:display-name="Simple Grid Column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2" style:display-name="Simple Grid Column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3" style:display-name="Simple Grid Column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4" style:display-name="Simple Grid Column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5" style:display-name="Simple Grid Columns.5"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6" style:display-name="Simple Grid Columns.6"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7" style:display-name="Simple Grid Column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8" style:display-name="Simple Grid Column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9" style:display-name="Simple Grid Columns.9"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0" style:display-name="Simple Grid Columns.10"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1" style:display-name="Simple Grid Column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2" style:display-name="Simple Grid Column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3" style:display-name="Simple Grid Columns.13" style:family="table-cell" style:data-style-name="N101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4" style:display-name="Simple Grid Columns.14" style:family="table-cell" style:data-style-name="N100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5" style:display-name="Simple Grid Column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6" style:display-name="Simple Grid Columns.16" style:family="table-cell" style:data-style-name="N10000">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4T11:59:44.428859838</meta:creation-date>
    <dc:date>2024-11-21T17:16:04.242210222</dc:date>
    <meta:editing-duration>PT11H57M11S</meta:editing-duration>
    <meta:editing-cycles>21</meta:editing-cycles>
    <meta:generator>LibreOffice/24.8.3.2$Linux_X86_64 LibreOffice_project/480$Build-2</meta:generator>
    <meta:document-statistic meta:table-count="4" meta:image-count="0" meta:object-count="0" meta:page-count="4" meta:paragraph-count="148" meta:word-count="1247" meta:character-count="6953" meta:non-whitespace-character-count="5874"/>
  </office:meta>
</office:document-meta>
</file>